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What</text:span><text:span text:style-name="T1_3"><text:s/></text:span><text:span text:style-name="T1_4">are</text:span><text:span text:style-name="T1_5"><text:s/></text:span><text:span text:style-name="T1_6">the</text:span><text:span text:style-name="T1_7"><text:s/>3<text:s/></text:span><text:span text:style-name="T1_8">parts</text:span><text:span text:style-name="T1_9"><text:s/></text:span><text:span text:style-name="T1_10">of</text:span><text:span text:style-name="T1_11"><text:s/></text:span><text:span text:style-name="T1_12">a</text:span><text:span text:style-name="T1_13"><text:s/></text:span><text:span text:style-name="T1_14">function</text:span><text:span text:style-name="T1_15">?</text:span></text:p>
      <text:p text:style-name="P2"><text:span text:style-name="T2_1">2.<text:s/></text:span><text:span text:style-name="T2_2">Can</text:span><text:span text:style-name="T2_3"><text:s/></text:span><text:span text:style-name="T2_4">a</text:span><text:span text:style-name="T2_5"><text:s/></text:span><text:span text:style-name="T2_6">void</text:span><text:span text:style-name="T2_7"><text:s/></text:span><text:span text:style-name="T2_8">function</text:span><text:span text:style-name="T2_9"><text:s/></text:span><text:span text:style-name="T2_10">return</text:span><text:span text:style-name="T2_11"><text:s/></text:span><text:span text:style-name="T2_12">a</text:span><text:span text:style-name="T2_13"><text:s/></text:span><text:span text:style-name="T2_14">value</text:span><text:span text:style-name="T2_15">?</text:span></text:p>
      <text:p text:style-name="P3"><text:span text:style-name="T3_1">3.<text:s/></text:span><text:span text:style-name="T3_2">How</text:span><text:span text:style-name="T3_3"><text:s/></text:span><text:span text:style-name="T3_4">many</text:span><text:span text:style-name="T3_5"><text:s/></text:span><text:span text:style-name="T3_6">functions</text:span><text:span text:style-name="T3_7"><text:s/></text:span><text:span text:style-name="T3_8">can</text:span><text:span text:style-name="T3_9"><text:s/></text:span><text:span text:style-name="T3_10">one</text:span><text:span text:style-name="T3_11"><text:s/></text:span><text:span text:style-name="T3_12">program</text:span><text:span text:style-name="T3_13"><text:s/></text:span><text:span text:style-name="T3_14">have</text:span><text:span text:style-name="T3_15">?</text:span></text:p>
      <text:p text:style-name="P4"><text:span text:style-name="T4_1">4.</text:span><text:span text:style-name="T4_2">what</text:span><text:span text:style-name="T4_3"><text:s/></text:span><text:span text:style-name="T4_4">is</text:span><text:span text:style-name="T4_5"><text:s/></text:span><text:span text:style-name="T4_6">wrong</text:span><text:span text:style-name="T4_7"><text:s/></text:span><text:span text:style-name="T4_8">with</text:span><text:span text:style-name="T4_9"><text:s/></text:span><text:span text:style-name="T4_10">this</text:span><text:span text:style-name="T4_11"><text:s/></text:span><text:span text:style-name="T4_12">code</text:span><text:span text:style-name="T4_13"><text:s/></text:span><text:span text:style-name="T4_14">snippet</text:span><text:span text:style-name="T4_15">?</text:span></text:p>
      <text:p text:style-name="P5"/>
      <text:p text:style-name="P6"><text:span text:style-name="T6_1">#</text:span><text:span text:style-name="T6_2">include</text:span><text:span text:style-name="T6_3">&lt;</text:span><text:span text:style-name="T6_4">iostream</text:span><text:span text:style-name="T6_5">&gt;</text:span></text:p>
      <text:p text:style-name="P7"><text:span text:style-name="T7_1">void</text:span><text:span text:style-name="T7_2"><text:s/></text:span><text:span text:style-name="T7_3">example</text:span><text:span text:style-name="T7_4">();</text:span></text:p>
      <text:p text:style-name="P8"/>
      <text:p text:style-name="P9"><text:span text:style-name="T9_1">using</text:span><text:span text:style-name="T9_2"><text:s/></text:span><text:span text:style-name="T9_3">namespace</text:span><text:span text:style-name="T9_4"><text:s/></text:span><text:span text:style-name="T9_5">std</text:span><text:span text:style-name="T9_6">;</text:span></text:p>
      <text:p text:style-name="P10"/>
      <text:p text:style-name="P11"><text:span text:style-name="T11_1">int</text:span><text:span text:style-name="T11_2"><text:s/></text:span><text:span text:style-name="T11_3">main</text:span><text:span text:style-name="T11_4">()</text:span></text:p>
      <text:p text:style-name="P12"/>
      <text:p text:style-name="P13"><text:span text:style-name="T13_1">{</text:span></text:p>
      <text:p text:style-name="P14"><text:span text:style-name="T14_1"><text:s text:c="4"/></text:span><text:span text:style-name="T14_2">system</text:span><text:span text:style-name="T14_3">("</text:span><text:span text:style-name="T14_4">pause</text:span><text:span text:style-name="T14_5">");</text:span></text:p>
      <text:p text:style-name="P15"><text:span text:style-name="T15_1"><text:s text:c="4"/></text:span><text:span text:style-name="T15_2">return</text:span><text:span text:style-name="T15_3"><text:s/>0;</text:span></text:p>
      <text:p text:style-name="P16"><text:span text:style-name="T16_1">}</text:span></text:p>
      <text:p text:style-name="P17"><text:span text:style-name="T17_1">void</text:span><text:span text:style-name="T17_2"><text:s/></text:span><text:span text:style-name="T17_3">example</text:span><text:span text:style-name="T17_4">()</text:span></text:p>
      <text:p text:style-name="P18"><text:span text:style-name="T18_1">{</text:span></text:p>
      <text:p text:style-name="P19"><text:span text:style-name="T19_1"><text:s text:c="5"/></text:span><text:span text:style-name="T19_2">cout</text:span><text:span text:style-name="T19_3">&lt;&lt;"</text:span><text:span text:style-name="T19_4">Hello</text:span><text:span text:style-name="T19_5"><text:s/></text:span><text:span text:style-name="T19_6">World</text:span><text:span text:style-name="T19_7">";<text:s text:c="2"/></text:span></text:p>
      <text:p text:style-name="P20"><text:span text:style-name="T20_1">}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